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8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8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MAX1627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90608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AX1627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AX1627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AX1627.pcb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>
            <text:p>Adjustable, 100% Duty-Cycle,</text:p>
            <text:p>High-Efficiency, Step-Down DC-DC Controller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ccros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\_3\_/5 (FB)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HDN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EF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+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CS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EX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16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style-name="Default" table:number-columns-repeated="10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style-name="Default" table:number-columns-repeated="10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9/06/2009</text:date>, <text:time>23:1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6-09T23:13:35</dc:date>
    <dc:language>de-DE</dc:language>
    <meta:editing-cycles>37</meta:editing-cycles>
    <meta:editing-duration>PT14H24M08S</meta:editing-duration>
    <dc:creator>Christopher Cross</dc:creator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